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3" svg:font-family="Aller" style:font-pitch="variable"/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stroke="dash" draw:stroke-dash="Fine_20_Dashed"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stroke="dash" draw:stroke-dash="Fine_20_Dashed" draw:textarea-vertical-align="bottom"/>
    </style:style>
    <style:style style:name="gr16" style:family="graphic" style:parent-style-name="Threat">
      <style:graphic-properties draw:stroke="dash" draw:stroke-dash="Fine_20_Dashed" draw:textarea-vertical-align="top"/>
    </style:style>
    <style:style style:name="gr17" style:family="graphic" style:parent-style-name="standard">
      <style:graphic-properties draw:stroke="none" draw:fill="none" fo:min-height="0.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text-properties fo:color="#dc322f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style:style style:name="T6" style:family="text">
      <style:text-properties style:text-position="-33% 58%"/>
    </style:style>
    <style:style style:name="T7" style:family="text">
      <style:text-properties style:font-name="Aller3" fo:font-weight="bold" style:font-weight-asian="bold" style:font-weight-complex="bold"/>
    </style:style>
    <style:style style:name="T8" style:family="text">
      <style:text-properties fo:color="#dc322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7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8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7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7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<text:tab/><text:tab/><text:tab/> <text:s text:c="4"/></text:p>
          <text:p text:style-name="P1"/>
        </draw:connector>
        <draw:connector draw:style-name="gr4" draw:text-style-name="P7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7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7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<text:s text:c="5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  <draw:page draw:name="page4" draw:style-name="dp1" draw:master-page-name="Standard">
        <draw:g xml:id="id15" draw:id="id15">
          <draw:custom-shape draw:style-name="gr1" draw:text-style-name="P1" draw:layer="layout" svg:width="0.9cm" svg:height="0.9cm" svg:x="4.526cm" svg:y="3.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326cm" svg:y="4.1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926cm" svg:y="4.1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176cm" svg:y="4.2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76cm" svg:y="4.2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7" draw:id="id17">
          <draw:custom-shape draw:style-name="gr1" draw:text-style-name="P1" draw:layer="layout" svg:width="0.9cm" svg:height="0.9cm" svg:x="9.4cm" svg:y="2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9.2cm" svg:y="3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8cm" svg:y="3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0.05cm" svg:y="3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45cm" svg:y="3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13" draw:id="id13">
          <draw:custom-shape draw:style-name="gr1" draw:text-style-name="P1" draw:layer="layout" svg:width="0.9cm" svg:height="0.9cm" svg:x="6.2cm" svg:y="7.774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6cm" svg:y="8.67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85cm" svg:y="8.8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25cm" svg:y="8.82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2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2" draw:id="id12">
          <draw:custom-shape draw:style-name="gr6" draw:text-style-name="P1" draw:layer="layout" svg:width="0.9cm" svg:height="0.9cm" svg:x="9.5cm" svg:y="5.07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8.9cm" svg:y="5.974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15cm" svg:y="6.1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55cm" svg:y="6.12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95cm" svg:y="6.124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0.35cm" svg:y="6.124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19" draw:id="id19">
          <draw:custom-shape draw:style-name="gr1" draw:text-style-name="P1" draw:layer="layout" svg:width="0.9cm" svg:height="0.9cm" svg:x="3cm" svg:y="6.3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7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7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7.3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7.3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 xml:id="id20" draw:id="id20">
          <draw:custom-shape draw:style-name="gr1" draw:text-style-name="P1" draw:layer="layout" svg:width="0.9cm" svg:height="0.9cm" svg:x="3cm" svg:y="8.4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9cm" svg:y="9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5cm" svg:y="9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9.4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15cm" svg:y="9.4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 xml:id="id11" draw:id="id11">
          <draw:custom-shape draw:style-name="gr1" draw:text-style-name="P1" draw:layer="layout" svg:width="0.9cm" svg:height="0.9cm" svg:x="1.526cm" svg:y="3.1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026cm" svg:y="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626cm" svg:y="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876cm" svg:y="4.1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276cm" svg:y="4.1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276cm" svg:y="4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8" draw:id="id18">
          <draw:custom-shape draw:style-name="gr1" draw:text-style-name="P1" draw:layer="layout" svg:width="0.9cm" svg:height="0.9cm" svg:x="8.1cm" svg:y="7.774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9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8.5cm" svg:y="8.67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75cm" svg:y="8.824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8.1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4" draw:id="id14">
          <draw:custom-shape draw:style-name="gr1" draw:text-style-name="P1" draw:layer="layout" svg:width="0.9cm" svg:height="0.9cm" svg:x="5.326cm" svg:y="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26cm" svg:y="6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26cm" svg:y="6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76cm" svg:y="7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76cm" svg:y="7.0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7" draw:layer="layout" draw:line-skew="-2.625cm" svg:x1="2.826cm" svg:y1="3.85cm" svg:x2="8.9cm" svg:y2="5.824cm" draw:start-shape="id11" draw:start-glue-point="1" draw:end-shape="id12" draw:end-glue-point="3" svg:d="M2826 3850h413v1974h5661" svg:viewBox="0 0 6075 1975">
          <text:p text:style-name="P7"><text:s text:c="3"/>-2</text:p>
        </draw:connector>
        <draw:connector draw:style-name="gr14" draw:text-style-name="P8" draw:layer="layout" svg:x1="6.9cm" svg:y1="9.274cm" svg:x2="9.9cm" svg:y2="6.574cm" draw:start-shape="id13" draw:start-glue-point="2" draw:end-shape="id12" svg:d="M6900 9274v526h3000v-3226" svg:viewBox="0 0 3001 3227">
          <text:p text:style-name="P8">3</text:p>
        </draw:connector>
        <draw:connector draw:style-name="gr4" draw:text-style-name="P1" draw:layer="layout" svg:x1="6.526cm" svg:y1="6.75cm" svg:x2="8.9cm" svg:y2="5.824cm" draw:start-shape="id14" draw:end-shape="id12" draw:end-glue-point="3" svg:d="M6526 6750h1188v-926h1186" svg:viewBox="0 0 2375 927">
          <text:p text:style-name="P1">3<text:tab/></text:p>
        </draw:connector>
        <draw:connector draw:style-name="gr14" draw:text-style-name="P1" draw:layer="layout" draw:line-skew="-0.788cm" svg:x1="5.726cm" svg:y1="3.95cm" svg:x2="8.9cm" svg:y2="5.824cm" draw:start-shape="id15" draw:end-shape="id12" draw:end-glue-point="3" svg:d="M5726 3950h800v1874h2374" svg:viewBox="0 0 3175 1875">
          <text:p text:style-name="P1">4<text:tab/></text:p>
        </draw:connector>
        <draw:g xml:id="id16" draw:id="id16">
          <draw:custom-shape draw:style-name="gr1" draw:text-style-name="P1" draw:layer="layout" svg:width="0.9cm" svg:height="0.9cm" svg:x="6.526cm" svg:y="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.326cm" svg:y="1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926cm" svg:y="1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7.176cm" svg:y="2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576cm" svg:y="2.0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1" draw:layer="layout" draw:line-skew="-0.288cm" svg:x1="7.726cm" svg:y1="1.75cm" svg:x2="8.9cm" svg:y2="5.824cm" draw:start-shape="id16" draw:start-glue-point="1" draw:end-shape="id12" svg:d="M7726 1750h300v4074h874" svg:viewBox="0 0 1175 4075">
          <text:p text:style-name="P1">4</text:p>
        </draw:connector>
        <draw:connector draw:style-name="gr14" draw:text-style-name="P1" draw:layer="layout" svg:x1="9.9cm" svg:y1="3.9cm" svg:x2="9.9cm" svg:y2="5.074cm" draw:start-shape="id17" draw:end-shape="id12" draw:end-glue-point="0" svg:d="M9900 3900v1174" svg:viewBox="0 0 1 1175">
          <text:p text:style-name="P1">-5<text:tab/></text:p>
        </draw:connector>
        <draw:connector draw:style-name="gr14" draw:text-style-name="P8" draw:layer="layout" svg:x1="9.3cm" svg:y1="8.524cm" svg:x2="9.9cm" svg:y2="6.574cm" draw:start-shape="id18" draw:start-glue-point="1" draw:end-shape="id12" draw:end-glue-point="2" svg:d="M9300 8524h600v-1950" svg:viewBox="0 0 601 1951">
          <text:p text:style-name="P8">6</text:p>
        </draw:connector>
        <draw:connector draw:style-name="gr4" draw:text-style-name="P8" draw:layer="layout" svg:x1="2.8cm" svg:y1="7.05cm" svg:x2="1.926cm" svg:y2="4.6cm" draw:start-shape="id19" draw:start-glue-point="3" draw:end-shape="id11" svg:d="M2800 7050h-874v-2450" svg:viewBox="0 0 875 2451">
          <text:p text:style-name="P8">7</text:p>
        </draw:connector>
        <draw:connector draw:style-name="gr4" draw:text-style-name="P8" draw:layer="layout" svg:x1="4.3cm" svg:y1="9.15cm" svg:x2="4.2cm" svg:y2="7.05cm" draw:start-shape="id20" draw:end-shape="id19" draw:end-glue-point="1" svg:d="M4300 9150h526v-2100h-626" svg:viewBox="0 0 627 2101">
          <text:p text:style-name="P8"><text:s text:c="2"/>7, -8<text:tab/> <text:s text:c="2"/></text:p>
        </draw:connector>
        <draw:connector draw:style-name="gr4" draw:text-style-name="P1" draw:layer="layout" svg:x1="2.8cm" svg:y1="7.05cm" svg:x2="2.9cm" svg:y2="9.15cm" draw:start-shape="id19" draw:end-shape="id20" svg:d="M2800 7050h-525v2100h625" svg:viewBox="0 0 626 2101">
          <text:p text:style-name="P1">-7, 8<text:tab/><text:tab/></text:p>
        </draw:connector>
        <draw:connector draw:style-name="gr4" draw:text-style-name="P1" draw:layer="layout" draw:line-skew="-0.2cm" svg:x1="1.926cm" svg:y1="3.1cm" svg:x2="5.026cm" svg:y2="3.2cm" draw:start-shape="id11" draw:start-glue-point="0" draw:end-shape="id15" draw:end-glue-point="0" svg:d="M1926 3100v-700h3100v800" svg:viewBox="0 0 3101 801">
          <text:p text:style-name="P1"><text:s text:c="2"/>2<text:tab/></text:p>
        </draw:connector>
        <draw:connector draw:style-name="gr14" draw:text-style-name="P8" draw:layer="layout" svg:x1="5.726cm" svg:y1="3.95cm" svg:x2="7.026cm" svg:y2="2.5cm" draw:start-shape="id15" draw:start-glue-point="1" draw:end-shape="id16" svg:d="M5726 3950h1300v-1450" svg:viewBox="0 0 1301 1451">
          <text:p text:style-name="P8">4</text:p>
        </draw:connector>
        <draw:connector draw:style-name="gr4" draw:text-style-name="P8" draw:layer="layout" draw:line-skew="0.125cm 0.174cm" svg:x1="6.326cm" svg:y1="1.75cm" svg:x2="7.026cm" svg:y2="2.5cm" draw:start-shape="id16" draw:end-shape="id16" draw:end-glue-point="2" svg:d="M6326 1750h-400v1450h1100v-700" svg:viewBox="0 0 1101 1451">
          <text:p text:style-name="P8"><text:s text:c="2"/>4<text:tab/></text:p>
        </draw:connector>
        <draw:connector draw:style-name="gr4" draw:text-style-name="P1" draw:layer="layout" draw:line-skew="-0.001cm" svg:x1="5.726cm" svg:y1="3.95cm" svg:x2="9.2cm" svg:y2="3.15cm" draw:start-shape="id15" draw:end-shape="id17" draw:end-glue-point="3" svg:d="M5726 3950h1737v-800h1737" svg:viewBox="0 0 3475 801">
          <text:p text:style-name="P1"><text:s text:c="5"/>4</text:p>
        </draw:connector>
        <draw:connector draw:style-name="gr4" draw:text-style-name="P8" draw:layer="layout" svg:x1="7.726cm" svg:y1="1.75cm" svg:x2="9.9cm" svg:y2="2.4cm" draw:start-shape="id16" draw:start-glue-point="1" draw:end-shape="id17" draw:end-glue-point="0" svg:d="M7726 1750h2174v650" svg:viewBox="0 0 2175 651">
          <text:p text:style-name="P8">4</text:p>
        </draw:connector>
        <draw:connector draw:style-name="gr4" draw:text-style-name="P7" draw:layer="layout" draw:line-skew="-0.3cm" svg:x1="6.9cm" svg:y1="7.774cm" svg:x2="8.6cm" svg:y2="7.774cm" draw:start-shape="id13" draw:end-shape="id18" svg:d="M6900 7774v-800h1700v800" svg:viewBox="0 0 1701 801">
          <text:p text:style-name="P7"><text:s text:c="2"/>5<text:tab/></text:p>
        </draw:connector>
      </draw:page>
      <draw:page draw:name="page5" draw:style-name="dp1" draw:master-page-name="Standard">
        <draw:custom-shape draw:style-name="gr1" draw:text-style-name="P1" xml:id="id22" draw:id="id22" draw:layer="layout" svg:width="0.9cm" svg:height="0.9cm" svg:x="3.4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9cm" svg:height="0.9cm" svg:x="1.3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9cm" svg:height="0.9cm" svg:x="1.3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2.2cm" svg:y1="1.45cm" svg:x2="3.4cm" svg:y2="2.15cm" draw:start-shape="id21" draw:start-glue-point="10" draw:end-shape="id22" draw:end-glue-point="6" svg:d="M2200 1450h601v700h599" svg:viewBox="0 0 1201 701">
          <text:p text:style-name="P8"><text:span text:style-name="T7">f</text:span> <text:s text:c="4"/></text:p>
        </draw:connector>
        <draw:connector draw:style-name="gr14" draw:text-style-name="P8" draw:layer="layout" svg:x1="2.2cm" svg:y1="2.85cm" svg:x2="3.4cm" svg:y2="2.15cm" draw:start-shape="id23" draw:start-glue-point="10" draw:end-shape="id22" svg:d="M2200 2850h601v-700h599" svg:viewBox="0 0 1201 701">
          <text:p text:style-name="P8"><text:span text:style-name="T7">f</text:span> <text:s text:c="4"/></text:p>
        </draw:connector>
        <draw:custom-shape draw:style-name="gr1" draw:text-style-name="P1" xml:id="id25" draw:id="id25" draw:layer="layout" svg:width="0.9cm" svg:height="0.9cm" svg:x="7.5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9cm" svg:height="0.9cm" svg:x="5.4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9cm" svg:height="0.9cm" svg:x="5.4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6.3cm" svg:y1="1.45cm" svg:x2="7.5cm" svg:y2="2.15cm" draw:start-shape="id24" draw:start-glue-point="10" draw:end-shape="id25" draw:end-glue-point="6" svg:d="M6300 1450h601v700h599" svg:viewBox="0 0 1201 701">
          <text:p text:style-name="P8"><text:span text:style-name="T7">f</text:span> <text:s text:c="4"/></text:p>
        </draw:connector>
        <draw:connector draw:style-name="gr14" draw:text-style-name="P8" draw:layer="layout" svg:x1="6.3cm" svg:y1="2.85cm" svg:x2="7.5cm" svg:y2="2.15cm" draw:start-shape="id26" draw:start-glue-point="10" draw:end-shape="id25" svg:d="M6300 2850h601v-700h599" svg:viewBox="0 0 1201 701">
          <text:p text:style-name="P8"><text:span text:style-name="T7">f</text:span> <text:s text:c="4"/></text:p>
        </draw:connector>
        <draw:custom-shape draw:style-name="gr1" draw:text-style-name="P1" xml:id="id29" draw:id="id29" draw:layer="layout" svg:width="0.9cm" svg:height="0.9cm" svg:x="1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9cm" svg:height="0.9cm" svg:x="1.7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9cm" svg:height="0.9cm" svg:x="2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9cm" svg:height="0.9cm" svg:x="4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9cm" svg:height="0.9cm" svg:x="5.2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9cm" svg:height="0.9cm" svg:x="6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draw:line-skew="-0.151cm" svg:x1="1.75cm" svg:y1="3.3cm" svg:x2="2.95cm" svg:y2="4.4cm" draw:start-shape="id23" draw:end-shape="id27" draw:end-glue-point="4" svg:d="M1750 3300v400h1200v700" svg:viewBox="0 0 1201 1101">
          <text:p text:style-name="P8"><text:s text:c="5"/></text:p>
        </draw:connector>
        <draw:connector draw:style-name="gr14" draw:text-style-name="P8" draw:layer="layout" draw:line-skew="-0.151cm" svg:x1="1.75cm" svg:y1="3.3cm" svg:x2="2.15cm" svg:y2="4.4cm" draw:start-shape="id23" draw:start-glue-point="8" draw:end-shape="id28" draw:end-glue-point="4" svg:d="M1750 3300v400h400v700" svg:viewBox="0 0 401 1101">
          <text:p text:style-name="P8"><text:s text:c="5"/></text:p>
        </draw:connector>
        <draw:connector draw:style-name="gr14" draw:text-style-name="P8" draw:layer="layout" draw:line-skew="-0.151cm" svg:x1="1.75cm" svg:y1="3.3cm" svg:x2="1.45cm" svg:y2="4.4cm" draw:start-shape="id23" draw:start-glue-point="8" draw:end-shape="id29" draw:end-glue-point="4" svg:d="M1750 3300v400h-300v700" svg:viewBox="0 0 301 1101">
          <text:p text:style-name="P8"><text:s text:c="5"/></text:p>
        </draw:connector>
        <draw:connector draw:style-name="gr14" draw:text-style-name="P8" draw:layer="layout" draw:line-skew="0.199cm" svg:x1="5.65cm" svg:y1="4.4cm" svg:x2="5.85cm" svg:y2="3.3cm" draw:start-shape="id30" draw:start-glue-point="4" draw:end-shape="id26" draw:end-glue-point="8" svg:d="M5650 4400v-350h200v-750" svg:viewBox="0 0 201 1101">
          <text:p text:style-name="P8"><text:s text:c="5"/></text:p>
        </draw:connector>
        <draw:connector draw:style-name="gr14" draw:text-style-name="P8" draw:layer="layout" draw:line-skew="0.199cm" svg:x1="6.45cm" svg:y1="4.4cm" svg:x2="5.85cm" svg:y2="3.3cm" draw:start-shape="id31" draw:start-glue-point="4" draw:end-shape="id26" draw:end-glue-point="8" svg:d="M6450 4400v-350h-600v-750" svg:viewBox="0 0 601 1101">
          <text:p text:style-name="P8"><text:s text:c="5"/></text:p>
        </draw:connector>
        <draw:connector draw:style-name="gr14" draw:text-style-name="P8" draw:layer="layout" draw:line-skew="0.199cm" svg:x1="4.95cm" svg:y1="4.4cm" svg:x2="5.85cm" svg:y2="3.3cm" draw:start-shape="id32" draw:start-glue-point="4" draw:end-shape="id26" draw:end-glue-point="8" svg:d="M4950 4400v-350h900v-750" svg:viewBox="0 0 901 1101">
          <text:p text:style-name="P8"><text:s text:c="5"/></text:p>
        </draw:connector>
        <draw:frame draw:style-name="gr17" draw:text-style-name="P9" draw:layer="layout" svg:width="1.035cm" svg:height="1.01cm" svg:x="6.4cm" svg:y="2.39cm">
          <draw:text-box>
            <text:p><text:span text:style-name="T8">✗</text:span></text:p>
          </draw:text-box>
        </draw:frame>
        <draw:frame draw:style-name="gr17" draw:text-style-name="P9" draw:layer="layout" svg:width="1.035cm" svg:height="1.01cm" svg:x="2.4cm" svg:y="0.89cm">
          <draw:text-box>
            <text:p><text:span text:style-name="T8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3" svg:font-family="Aller" style:font-pitch="variable"/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graphic-properties draw:stroke="dash" draw:stroke-dash="Fine_20_Dashed" draw:fill-gradient-name="Gradient_20_3" draw:fill-hatch-name="Hatching_20_1" draw:fill-image-name="Bitmap_20_1"/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22T10:47:42.082048320</dc:date>
    <dc:creator>Antoine GRÉA</dc:creator>
    <meta:editing-duration>PT2H57S</meta:editing-duration>
    <meta:editing-cycles>24</meta:editing-cycles>
    <meta:generator>LibreOffice/5.0.3.2$Linux_X86_64 LibreOffice_project/00m0$Build-2</meta:generator>
    <meta:document-statistic meta:object-count="275"/>
  </office:meta>
</office:document-meta>
</file>